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top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top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4.7625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專任教師人數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office:value-type="string" table:number-columns-spanned="9" table:number-rows-spanned="1" table:style-name="ce4">
            <text:p>2015年專任教師人數, 按院系所別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2" table:style-name="ce16">
            <text:p>主聘單位</text:p>
          </table:table-cell>
          <table:covered-table-cell/>
          <table:table-cell office:value-type="string" table:number-columns-spanned="6" table:number-rows-spanned="1" table:style-name="ce16">
            <text:p>專任教師</text:p>
          </table:table-cell>
          <table:covered-table-cell table:number-columns-repeated="5"/>
          <table:table-cell office:value-type="string" table:style-name="ce2">
            <text:p>合計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軍護教師</text:p>
          </table:table-cell>
          <table:table-cell office:value-type="string" table:style-name="ce2">
            <text:p>86年03月21日前之助教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number-columns-spanned="1" table:number-rows-spanned="8" table:style-name="ce15">
            <text:p>電機學院</text:p>
          </table:table-cell>
          <table:table-cell office:value-type="string" table:style-name="ce3">
            <text:p>生醫工程研究所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光電工程學系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6" table:style-name="ce3">
            <text:p>16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光電系統研究所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電子工程學系</text:p>
          </table:table-cell>
          <table:table-cell office:value-type="float" office:value="44" table:style-name="ce3">
            <text:p>44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56" table:style-name="ce3">
            <text:p>56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電信工程研究所</text:p>
          </table:table-cell>
          <table:table-cell office:value-type="float" office:value="15" table:style-name="ce3">
            <text:p>15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23" table:style-name="ce3">
            <text:p>23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電控工程研究所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7" table:style-name="ce3">
            <text:p>1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電機工程學系</text:p>
          </table:table-cell>
          <table:table-cell office:value-type="float" office:value="18" table:style-name="ce3">
            <text:p>18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32" table:style-name="ce3">
            <text:p>32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顯示科技研究所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4" table:style-name="ce15">
            <text:p>資訊學院</text:p>
          </table:table-cell>
          <table:table-cell office:value-type="string" table:style-name="ce3">
            <text:p>多媒體工程研究所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資訊工程學系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9" table:style-name="ce3">
            <text:p>19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資訊科學與工程研究所</text:p>
          </table:table-cell>
          <table:table-cell office:value-type="float" office:value="15" table:style-name="ce3">
            <text:p>15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28" table:style-name="ce3">
            <text:p>2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網路工程研究所</text:p>
          </table:table-cell>
          <table:table-cell office:value-type="float" office:value="7" table:style-name="ce3">
            <text:p>7</text:p>
          </table:table-cell>
          <table:table-cell table:number-columns-repeated="5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6" table:style-name="ce15">
            <text:p>工學院</text:p>
          </table:table-cell>
          <table:table-cell office:value-type="string" table:style-name="ce3">
            <text:p>土木工程學系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29" table:style-name="ce3">
            <text:p>29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工學院碩士在職專班</text:p>
          </table:table-cell>
          <table:table-cell table:number-columns-repeated="7" table:style-name="ce3"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材料科學與工程學系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機械工程學系</text:p>
          </table:table-cell>
          <table:table-cell office:value-type="float" office:value="18" table:style-name="ce3">
            <text:p>18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table:number-columns-repeated="3" table:style-name="ce3"/>
          <table:table-cell office:value-type="float" office:value="31" table:style-name="ce3">
            <text:p>3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環境工程研究所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聲音與音樂創意科技碩士學位學程</text:p>
          </table:table-cell>
          <table:table-cell table:number-columns-repeated="7" table:style-name="ce3"/>
          <table:table-cell table:number-columns-repeated="16375"/>
        </table:table-row>
        <table:table-row table:style-name="ro2">
          <table:table-cell office:value-type="string" table:number-columns-spanned="1" table:number-rows-spanned="6" table:style-name="ce15">
            <text:p>理學院</text:p>
          </table:table-cell>
          <table:table-cell office:value-type="string" table:style-name="ce3">
            <text:p>物理研究所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理學院科學學士學位學程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統計學研究所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電子物理學系</text:p>
          </table:table-cell>
          <table:table-cell office:value-type="float" office:value="19" table:style-name="ce3">
            <text:p>19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28" table:style-name="ce3">
            <text:p>2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應用化學系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0" table:style-name="ce3">
            <text:p>30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應用數學系</text:p>
          </table:table-cell>
          <table:table-cell office:value-type="float" office:value="13" table:style-name="ce3">
            <text:p>13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8" table:style-name="ce3">
            <text:p>28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8" table:style-name="ce15">
            <text:p>管理學院</text:p>
          </table:table-cell>
          <table:table-cell office:value-type="string" table:style-name="ce3">
            <text:p>工業工程與管理學系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14" table:style-name="ce3">
            <text:p>14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科技管理研究所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高階主管管理碩士學程</text:p>
          </table:table-cell>
          <table:table-cell table:number-columns-repeated="7" table:style-name="ce3"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經營管理研究所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資訊管理與財務金融學系</text:p>
          </table:table-cell>
          <table:table-cell office:value-type="float" office:value="13" table:style-name="ce3">
            <text:p>13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24" table:style-name="ce3">
            <text:p>24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運輸與物流管理學系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8" table:style-name="ce3">
            <text:p>1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管理科學系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管理學院碩士在職專班</text:p>
          </table:table-cell>
          <table:table-cell table:number-columns-repeated="7" table:style-name="ce3"/>
          <table:table-cell table:number-columns-repeated="16375"/>
        </table:table-row>
        <table:table-row table:style-name="ro2">
          <table:table-cell office:value-type="string" table:number-columns-spanned="1" table:number-rows-spanned="3" table:style-name="ce15">
            <text:p>生物科技學院</text:p>
          </table:table-cell>
          <table:table-cell office:value-type="string" table:style-name="ce3">
            <text:p>分子醫學與生物工程研究所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生物科技學系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table:number-columns-repeated="3" table:style-name="ce3"/>
          <table:table-cell office:value-type="float" office:value="25" table:style-name="ce3">
            <text:p>25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生物資訊及系統生物研究所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8" table:style-name="ce15">
            <text:p>人文社會學院</text:p>
          </table:table-cell>
          <table:table-cell office:value-type="string" table:style-name="ce3">
            <text:p>外國語文學系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4" table:style-name="ce3">
            <text:p>14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社會與文化研究所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建築研究所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英語教學研究所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音樂研究所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教育研究所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11" table:style-name="ce3">
            <text:p>1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傳播研究所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應用藝術研究所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15">
            <text:p>客家文化學院</text:p>
          </table:table-cell>
          <table:table-cell office:value-type="string" table:style-name="ce3">
            <text:p>人文社會學系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20" table:style-name="ce3">
            <text:p>20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傳播與科技學系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科技法律學院</text:p>
          </table:table-cell>
          <table:table-cell office:value-type="string" table:style-name="ce3">
            <text:p>科技法律研究所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國際半導體產業學院</text:p>
          </table:table-cell>
          <table:table-cell office:value-type="string" table:style-name="ce3">
            <text:p>國際半導體產業學院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15">
            <text:p>光電學院</text:p>
          </table:table-cell>
          <table:table-cell office:value-type="string" table:style-name="ce3">
            <text:p>照明與能源光電研究所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影像與生醫光電研究所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9" table:style-name="ce15">
            <text:p>行政單位及各類中心</text:p>
          </table:table-cell>
          <table:table-cell office:value-type="string" table:style-name="ce3">
            <text:p>軍訓室</text:p>
          </table:table-cell>
          <table:table-cell table:number-columns-repeated="4" table:style-name="ce3"/>
          <table:table-cell office:value-type="float" office:value="7" table:style-name="ce3">
            <text:p>7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師資培育中心</text:p>
          </table:table-cell>
          <table:table-cell table:number-columns-repeated="7" table:style-name="ce3"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通識教育中心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5" table:style-name="ce3">
            <text:p>15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資訊技術服務中心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圖書館</text:p>
          </table:table-cell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語言教學與研究中心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table:number-columns-repeated="2" table:style-name="ce3"/>
          <table:table-cell office:value-type="float" office:value="10" table:style-name="ce3">
            <text:p>10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衛生保健組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諮商中心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體育室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2" table:style-name="ce3">
            <text:p>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總計</text:p>
          </table:table-cell>
          <table:table-cell table:style-name="ce3"/>
          <table:table-cell office:value-type="float" office:value="390" table:style-name="ce3">
            <text:p>390</text:p>
          </table:table-cell>
          <table:table-cell office:value-type="float" office:value="172" table:style-name="ce3">
            <text:p>172</text:p>
          </table:table-cell>
          <table:table-cell office:value-type="float" office:value="136" table:style-name="ce3">
            <text:p>136</text:p>
          </table:table-cell>
          <table:table-cell office:value-type="float" office:value="18" table:style-name="ce3">
            <text:p>18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724" table:style-name="ce3">
            <text:p>724</text:p>
          </table:table-cell>
          <table:table-cell table:number-columns-repeated="16375"/>
        </table:table-row>
        <table:table-row table:number-rows-repeated="10485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6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7-04T02:00:00Z</meta:creation-date>
    <dc:date>2016-08-24T13:19:11Z</dc:date>
    <meta:print-date>2016-08-24T13:19:01Z</meta:print-date>
  </office:meta>
</office:document-meta>
</file>